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2">
          <table:table-cell table:style-name="Default" office:value-type="string">
            <text:p>atom4R</text:p>
          </table:table-cell>
          <table:table-cell table:style-name="Default" office:value-type="string">
            <text:p>true</text:p>
          </table:table-cell>
          <table:table-cell table:style-name="Default" office:value-type="string">
            <text:p>Outils R pour lire/écrire/publier des métadonnées au format Atom XML</text:p>
          </table:table-cell>
          <table:table-cell table:style-name="Default" office:value-type="string">
            <text:p>Tools to read/write/publish metadata as Atom XML format</text:p>
          </table:table-cell>
          <table:table-cell table:style-name="Default" office:value-type="string">
            <text:p>Herramientas R par a leer/escribir/publicar metadatos en formato Atom XML</text:p>
          </table:table-cell>
          <table:table-cell table:style-name="Default" office:value-type="string">
            <text:p>Fournit des outils pour lire/écrire et publier des métadonnées exrimées dans le format Atom XML, y compris l'implémentation XML de la norme Dublin Core, ainsi qu'un client pour les APIs implémentant la norme AtomPub/SWORD.</text:p>
          </table:table-cell>
          <table:table-cell table:style-name="Default" office:value-type="string">
            <text:p>Provides tools to read/write/publish metadata based on the Atom XML syndication format. This includes support of Dublin Core XML implementation, and a client to APIs implementing the AtomPub SWORD API specification.</text:p>
          </table:table-cell>
          <table:table-cell table:style-name="Default" office:value-type="string">
            <text:p>Herramientas R para leer/escribir y publicar metadatos en el formato Atom XML, incluyendo la implementación XML de la norma Dublin Core, así como un cliente para los APIs implementando la norma AtomPub/SWORD.</text:p>
          </table:table-cell>
          <table:table-cell table:style-name="Default" office:value-type="string">
            <text:p>eblondel</text:p>
          </table:table-cell>
          <table:table-cell table:style-name="Default" office:value-type="string">
            <text:p><text:a xlink:href="https://github.com/eblondel/atom4R">https://github.com/eblondel/atom4R</text:a></text:p>
          </table:table-cell>
          <table:table-cell table:style-name="Default" table:number-columns-repeated="1012"/>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table:number-columns-repeated="1011"/>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number-columns-repeated="1012"/>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number-columns-repeated="1012"/>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10">10/09/2020</text:date>, <text:time>16:26:4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0-09-10T16:26:43.97</dc:date>
    <meta:editing-cycles>48</meta:editing-cycles>
    <meta:editing-duration>PT1H49M5S</meta:editing-duration>
    <meta:document-statistic meta:table-count="1" meta:cell-count="129" meta:object-count="0"/>
  </office:meta>
</office:document-meta>
</file>